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8000000DE75796B4677F482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4.604cm" svg:height="5.873cm" svg:x="3.178cm" svg:y="11.907cm">
          <draw:image xlink:href="Pictures/1000020100000228000000DE75796B4677F4824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3T17:24:26.577337317</meta:creation-date>
    <dc:date>2021-09-13T17:24:58.510206299</dc:date>
    <meta:editing-duration>PT32S</meta:editing-duration>
    <meta:editing-cycles>1</meta:editing-cycles>
    <meta:document-statistic meta:object-count="1"/>
    <meta:generator>LibreOffice/6.0.7.3$Linux_X86_64 LibreOffice_project/00m0$Build-3</meta:generator>
  </office:meta>
</office:document-meta>
</file>